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ificado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table:formula="of:=60+60+48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1:32:32.424149478</meta:creation-date>
    <dc:date>2021-06-07T21:44:09.358470727</dc:date>
    <meta:editing-duration>PT1M26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